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D000001D15B931719A471CF32.png" manifest:media-type="image/png"/>
  <manifest:file-entry manifest:full-path="Pictures/1003B3FA00002E0A00003004C9AB3C8CCD8EF98E.svg" manifest:media-type="image/svg+xml"/>
  <manifest:file-entry manifest:full-path="Pictures/100002010000039100000224D4A3037ED733BD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2" text:anchor-type="char" svg:width="17cm" svg:height="10.202cm" draw:z-index="1"><draw:image xlink:href="Pictures/100002010000039100000224D4A3037ED733BD3D.png" xlink:type="simple" xlink:show="embed" xlink:actuate="onLoad" draw:mime-type="image/png"/></draw:frame></text:p>
      <text:p text:style-name="P1"><draw:frame draw:style-name="fr2" draw:name="Imagen1" text:anchor-type="char" svg:width="15.939cm" svg:height="16.623cm" draw:z-index="0"><draw:image xlink:href="Pictures/1003B3FA00002E0A00003004C9AB3C8CCD8EF98E.svg" xlink:type="simple" xlink:show="embed" xlink:actuate="onLoad" draw:mime-type="image/svg+xml"/><draw:image xlink:href="Pictures/10000201000001BD000001D15B931719A471CF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09:46:49.301361714</meta:creation-date>
    <dc:date>2021-05-05T10:39:46.496253672</dc:date>
    <meta:editing-duration>PT1M7S</meta:editing-duration>
    <meta:editing-cycles>2</meta:editing-cycles>
    <meta:generator>LibreOffice/7.0.4.2$Linux_X86_64 LibreOffice_project/0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